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3"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6"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7"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8"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9"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0" style:family="paragraph" style:parent-style-name="Text_20_Body_20_Single">
      <style:text-properties style:font-name="Times New Roman" fo:font-size="12pt" fo:language="en" fo:country="US"/>
    </style:style>
    <style:style style:name="P21" style:family="paragraph" style:parent-style-name="Text_20_Body_20_Single">
      <style:text-properties style:font-name="Times New Roman" fo:font-size="12pt" fo:language="en" fo:country="US" style:language-asian="zh" style:country-asian="CN"/>
    </style:style>
    <style:style style:name="P22"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4"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5"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7" style:family="paragraph" style:parent-style-name="Text_20_Body_20_Single">
      <style:text-properties style:font-name="Times New Roman" fo:font-size="12pt" style:font-name-asian="Times New Roman" style:font-size-asian="12pt" style:font-size-complex="12pt"/>
    </style:style>
    <style:style style:name="P28" style:family="paragraph" style:parent-style-name="Text_20_Body_20_Single">
      <style:text-properties style:font-name="Times New Roman" fo:font-size="10.5pt"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0"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1" style:family="paragraph" style:parent-style-name="Text_20_Body_20_Single">
      <style:text-properties fo:color="#000000" style:font-name="Times New Roman" fo:font-size="12pt" fo:language="en" fo:country="US"/>
    </style:style>
    <style:style style:name="P32" style:family="paragraph" style:parent-style-name="Text_20_Body_20_Single">
      <style:text-properties fo:color="#000000" style:font-name="Times New Roman" fo:font-size="12pt" fo:language="en" fo:country="US" style:language-asian="zh" style:country-asian="CN"/>
    </style:style>
    <style:style style:name="P33"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4" style:family="paragraph" style:parent-style-name="Text_20_Body_20_Single">
      <style:text-properties fo:font-size="10.5pt" fo:language="en" fo:country="US" fo:font-style="italic"/>
    </style:style>
    <style:style style:name="P35" style:family="paragraph" style:parent-style-name="Text_20_Body_20_Single">
      <style:text-properties fo:font-size="10.5pt" fo:language="es" fo:country="ES" fo:font-style="italic"/>
    </style:style>
    <style:style style:name="P36" style:family="paragraph" style:parent-style-name="Text_20_Body_20_Single">
      <style:text-properties style:font-name="Times New Roman3" fo:font-size="10.5pt" fo:language="en" fo:country="US" fo:font-style="italic"/>
    </style:style>
    <style:style style:name="P3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1"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4"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55"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7"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8"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0"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1" style:family="paragraph" style:parent-style-name="Table_20_Contents">
      <style:text-properties fo:font-weight="bold" style:font-weight-asian="bold" style:font-weight-complex="bold"/>
    </style:style>
    <style:style style:name="P62" style:family="paragraph" style:parent-style-name="Contents_20_1">
      <style:paragraph-properties>
        <style:tab-stops>
          <style:tab-stop style:position="15.24cm" style:type="right" style:leader-style="dotted" style:leader-text="."/>
        </style:tab-stops>
      </style:paragraph-properties>
    </style:style>
    <style:style style:name="P63" style:family="paragraph" style:parent-style-name="Contents_20_2">
      <style:paragraph-properties>
        <style:tab-stops>
          <style:tab-stop style:position="14.817cm" style:type="right" style:leader-style="dotted" style:leader-text="."/>
        </style:tab-stops>
      </style:paragraph-properties>
    </style:style>
    <style:style style:name="P64" style:family="paragraph" style:parent-style-name="Contents_20_3">
      <style:paragraph-properties>
        <style:tab-stops>
          <style:tab-stop style:position="14.393cm" style:type="right" style:leader-style="dotted" style:leader-text="."/>
        </style:tab-stops>
      </style:paragraph-properties>
    </style:style>
    <style:style style:name="P65"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6"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67"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8" style:family="paragraph" style:parent-style-name="Text_20_Body_20_Single" style:list-style-name="L1">
      <style:text-properties style:font-name="Times New Roman" fo:font-size="12pt" fo:language="en" fo:country="US" style:language-asian="zh" style:country-asian="CN"/>
    </style:style>
    <style:style style:name="P69" style:family="paragraph" style:parent-style-name="Text_20_Body_20_Single" style:list-style-name="L1">
      <style:text-properties fo:color="#000000" style:font-name="Times New Roman" fo:font-size="12pt" fo:language="en" fo:country="US" style:language-asian="zh" style:country-asian="CN"/>
    </style:style>
    <style:style style:name="P70"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71"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2"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3" style:family="paragraph" style:parent-style-name="Text_20_Body_20_Single" style:list-style-name="L1">
      <style:text-properties fo:color="#000000" style:font-name="Times New Roman" style:language-asian="zh" style:country-asian="CN"/>
    </style:style>
    <style:style style:name="P74"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75" style:family="paragraph" style:parent-style-name="Text_20_Body_20_Single" style:list-style-name="L4">
      <style:text-properties fo:color="#000000" style:font-name="Times New Roman" fo:font-style="normal" style:font-style-asian="normal" style:font-style-complex="normal"/>
    </style:style>
    <style:style style:name="P76" style:family="paragraph" style:parent-style-name="Text_20_Body_20_Single" style:list-style-name="L1">
      <style:text-properties fo:color="#000000" fo:language="en" fo:country="US"/>
    </style:style>
    <style:style style:name="P77"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8"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9"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0"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8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8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4"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5"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6" style:family="paragraph" style:parent-style-name="Heading_20_1">
      <style:text-properties style:font-name="Times New Roman"/>
    </style:style>
    <style:style style:name="P87" style:family="paragraph" style:parent-style-name="Heading_20_1">
      <style:paragraph-properties fo:margin-left="0cm" fo:margin-right="0cm" fo:text-indent="0cm" style:auto-text-indent="false"/>
    </style:style>
    <style:style style:name="P88"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89"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90"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91"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92" style:family="paragraph" style:parent-style-name="Code" style:list-style-name="L1"/>
    <style:style style:name="P93" style:family="paragraph" style:parent-style-name="Code" style:list-style-name="L2"/>
    <style:style style:name="P94" style:family="paragraph" style:parent-style-name="Code" style:list-style-name="L3"/>
    <style:style style:name="P95"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96" style:family="paragraph" style:parent-style-name="Code" style:list-style-name="L4"/>
    <style:style style:name="P97"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98" style:family="paragraph" style:parent-style-name="Code" style:list-style-name="L4">
      <style:text-properties fo:font-size="10pt" style:font-size-asian="10pt" style:font-size-complex="10pt"/>
    </style:style>
    <style:style style:name="P99"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00"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1"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2"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3"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4"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05"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06"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07"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08"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9"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0"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1"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2"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4"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15"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16"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17"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8"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2" style:family="text">
      <style:text-properties style:language-asian="zh" style:country-asian="CN"/>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language="en" fo:country="US" style:font-name-asian="Times New Roman" style:language-asian="zh" style:country-asian="CN" style:font-name-complex="Times New Roman" style:language-complex="ar" style:country-complex="SA"/>
    </style:style>
    <style:style style:name="T26" style:family="text">
      <style:text-properties fo:language="en" fo:country="US" style:language-asian="zh" style:country-asian="CN"/>
    </style:style>
    <style:style style:name="T27" style:family="text">
      <style:text-properties fo:language="en" fo:country="US" fo:font-weight="normal" style:language-asian="zh" style:country-asian="CN" style:font-weight-asian="normal" style:font-weight-complex="normal"/>
    </style:style>
    <style:style style:name="T28" style:family="text">
      <style:text-properties fo:language="pt" fo:country="BR" fo:font-weight="bold"/>
    </style:style>
    <style:style style:name="T29"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8"/>
      <text:p text:style-name="P10"/>
      <text:p text:style-name="P9"/>
      <text:p text:style-name="P9">Date: 08/14/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2"><text:a xlink:type="simple" xlink:href="#1.IB Interface Configuration|outline">1. IB Interface Configuration<text:tab/>4</text:a></text:p>
          <text:p text:style-name="P63"><text:a xlink:type="simple" xlink:href="#1.1.Get sample scripts|outline">1.1. Get sample scripts<text:tab/>4</text:a></text:p>
          <text:p text:style-name="P63"><text:a xlink:type="simple" xlink:href="#1.2.Modify the /etc/hosts|outline">1.2. Modify the /etc/hosts<text:tab/>4</text:a></text:p>
          <text:p text:style-name="P63"><text:a xlink:type="simple" xlink:href="#1.3.Update networks table with IB sub-network|outline">1.3. Update networks table with IB sub-network<text:tab/>4</text:a></text:p>
          <text:p text:style-name="P63"><text:a xlink:type="simple" xlink:href="#1.4.Use rsh on AIX systems|outline">1.4. Use rsh on AIX systems<text:tab/>5</text:a></text:p>
          <text:p text:style-name="P63"><text:a xlink:type="simple" xlink:href="#1.5.Update /etc/resolv.conf|outline">1.5. Update /etc/resolv.conf<text:tab/>5</text:a></text:p>
          <text:p text:style-name="P63"><text:a xlink:type="simple" xlink:href="#1.6.Setup name server on management node|outline">1.6. Setup name server on management node<text:tab/>5</text:a></text:p>
          <text:p text:style-name="P63"><text:a xlink:type="simple" xlink:href="#1.7.Check the IB network|outline">1.7. Check the IB network<text:tab/>5</text:a></text:p>
          <text:p text:style-name="P63"><text:a xlink:type="simple" xlink:href="#1.8.Prepare for IB  drivers/libraries|outline">1.8. Prepare for IB <text:s/>drivers/libraries<text:tab/>6</text:a></text:p>
          <text:p text:style-name="P63"><text:a xlink:type="simple" xlink:href="#1.9.Modify the &lt;profile&gt;.otherpkgs.pkglist|outline">1.9. Modify the &lt;profile&gt;.otherpkgs.pkglist<text:tab/>6</text:a></text:p>
          <text:p text:style-name="P63"><text:a xlink:type="simple" xlink:href="#1.10.Update the xCAT postscripts table|outline">1.10. Update the xCAT postscripts table<text:tab/>6</text:a></text:p>
          <text:p text:style-name="P63"><text:a xlink:type="simple" xlink:href="#1.11. Start to install the nodes or update the nodes for IB configuration|outline">1.11. <text:s/>Start to install the nodes or update the nodes for IB configuration<text:tab/>6</text:a></text:p>
          <text:p text:style-name="P63"><text:a xlink:type="simple" xlink:href="#1.12.Check the result of IB configuration|outline">1.12. Check the result of IB configuration<text:tab/>7</text:a></text:p>
          <text:p text:style-name="P62"><text:a xlink:type="simple" xlink:href="#2.xdsh support for IB switch|outline">2. xdsh support for IB switch<text:tab/>8</text:a></text:p>
          <text:p text:style-name="P63"><text:a xlink:type="simple" xlink:href="#2.1.Create IB switch  configuration file|outline">2.1. Create IB switch <text:s/>configuration file<text:tab/>8</text:a></text:p>
          <text:p text:style-name="P63"><text:a xlink:type="simple" xlink:href="#2.2.Update /etc/hosts|outline">2.2. Update /etc/hosts<text:tab/>9</text:a></text:p>
          <text:p text:style-name="P63"><text:a xlink:type="simple" xlink:href="#2.3.Use rsh for AIX|outline">2.3. Use rsh for AIX<text:tab/>9</text:a></text:p>
          <text:p text:style-name="P63"><text:a xlink:type="simple" xlink:href="#2.4.Define IB switch as a node|outline">2.4. Define IB switch as a node<text:tab/>9</text:a></text:p>
          <text:p text:style-name="P63"><text:a xlink:type="simple" xlink:href="#2.5.Setup ssh connection|outline">2.5. Setup ssh connection<text:tab/>9</text:a></text:p>
          <text:p text:style-name="P63"><text:a xlink:type="simple" xlink:href="#2.6.Run the test commands|outline">2.6. Run the test commands<text:tab/>9</text:a></text:p>
          <text:p text:style-name="P62"><text:a xlink:type="simple" xlink:href="#3.Sample Scripts|outline">3. Sample Scripts<text:tab/>10</text:a></text:p>
          <text:p text:style-name="P63"><text:a xlink:type="simple" xlink:href="#3.1.Annotatelog|outline">3.1. Annotatelog<text:tab/>10</text:a></text:p>
          <text:p text:style-name="P64"><text:a xlink:type="simple" xlink:href="#3.1.1.Description|outline">3.1.1. Description<text:tab/>10</text:a></text:p>
          <text:p text:style-name="P64"><text:a xlink:type="simple" xlink:href="#3.1.2.Supported log file|outline">3.1.2. Supported log file<text:tab/>10</text:a></text:p>
          <text:p text:style-name="P64"><text:a xlink:type="simple" xlink:href="#3.1.3.Syntax|outline">3.1.3. Syntax<text:tab/>10</text:a></text:p>
          <text:p text:style-name="P64"><text:a xlink:type="simple" xlink:href="#3.1.4.Examples|outline">3.1.4. Examples<text:tab/>11</text:a></text:p>
          <text:p text:style-name="P63"><text:a xlink:type="simple" xlink:href="#3.2.getGuids |outline">3.2. getGuids <text:tab/>11</text:a></text:p>
          <text:p text:style-name="P64"><text:a xlink:type="simple" xlink:href="#3.2.1.Description|outline">3.2.1. Description<text:tab/>11</text:a></text:p>
          <text:p text:style-name="P64"><text:a xlink:type="simple" xlink:href="#3.2.2.Syntax|outline">3.2.2. Syntax<text:tab/>12</text:a></text:p>
          <text:p text:style-name="P64"><text:a xlink:type="simple" xlink:href="#3.2.3. Examples|outline">3.2.3. <text:s/>Examples<text:tab/>12</text:a></text:p>
          <text:p text:style-name="P63"><text:a xlink:type="simple" xlink:href="#3.3.configCEC|outline">3.3. configCEC<text:tab/>12</text:a></text:p>
          <text:p text:style-name="P64"><text:soft-page-break/><text:a xlink:type="simple" xlink:href="#3.3.1.Description|outline">3.3.1. Description<text:tab/>12</text:a></text:p>
          <text:p text:style-name="P64"><text:a xlink:type="simple" xlink:href="#3.3.2.Syntax|outline">3.3.2. Syntax<text:tab/>13</text:a></text:p>
          <text:p text:style-name="P64"><text:a xlink:type="simple" xlink:href="#3.3.3.Examples|outline">3.3.3. Examples<text:tab/>14</text:a></text:p>
          <text:p text:style-name="P63"><text:a xlink:type="simple" xlink:href="#3.4.HealthCheck|outline">3.4. HealthCheck<text:tab/>15</text:a></text:p>
          <text:p text:style-name="P64"><text:a xlink:type="simple" xlink:href="#3.4.1.Description|outline">3.4.1. Description<text:tab/>15</text:a></text:p>
          <text:p text:style-name="P64"><text:a xlink:type="simple" xlink:href="#3.4.2.Syntax|outline">3.4.2. Syntax<text:tab/>18</text:a></text:p>
          <text:p text:style-name="P64"><text:a xlink:type="simple" xlink:href="#3.4.3.Examples|outline">3.4.3. Examples<text:tab/>18</text:a></text:p>
          <text:p text:style-name="P62"><text:a xlink:type="simple" xlink:href="#3.Appendix|outline"><text:s/>Appendix<text:tab/>19</text:a></text:p>
        </text:index-body>
      </text:table-of-content>
      <text:section text:style-name="Sect3" text:name="区域2">
        <text:p text:style-name="P11"/>
        <text:p text:style-name="P12"/>
      </text:section>
      <text:section text:style-name="Sect4" text:name="区域3">
        <text:h text:style-name="P86" text:outline-level="1">IB Interface Configuration</text:h>
        <text:p text:style-name="P21">XCAT provides two sample postscripts configiba.1port and configiba.2ports to config IB secondary adapter. <text:s/>These two scripts can run on both AIX and Linux managed nodes.</text:p>
        <text:p text:style-name="P21">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1">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29221536" text:style-name="L1">
          <text:list-header>
            <text:p text:style-name="P99">cp /opt/xcat/share/xcat/ib/scripts/configiba.1port /install/postscript/configiba</text:p>
          </text:list-header>
        </text:list>
        <text:h text:style-name="Heading_20_2" text:outline-level="2">Modify the /etc/hosts</text:h>
        <text:list xml:id="list29276015" text:continue-numbering="true" text:style-name="L1">
          <text:list-header>
            <text:p text:style-name="P68">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69">For example:</text:p>
          </text:list-header>
        </text:list>
        <text:list xml:id="list29241335" text:style-name="L2">
          <text:list-header>
            <text:p text:style-name="P108">xcat01 is the node short hostname, xcat01-ib0, xcat01-ib1, xcat01-ib2, etc. are the IP names for the IB interfaces on xcat01.</text:p>
          </text:list-header>
        </text:list>
        <text:list xml:id="list29261313" text:continue-list="list29276015" text:style-name="L1">
          <text:list-header>
            <text:p text:style-name="P73">For AIX, ml0 interface is also required to be setup together with IB interfaces. <text:s/>It follows the same name conversion with IB interfaces. <text:s/></text:p>
            <text:p text:style-name="P73">Following is an example of /etc/hosts for AIX,</text:p>
            <text:p text:style-name="P92">192.168.0.10 <text:s text:c="3"/><text:span text:style-name="T2">xcat01</text:span>-ib0</text:p>
            <text:p text:style-name="P92">192.168.1.10 <text:s text:c="3"/><text:span text:style-name="T2">xcat01</text:span>-ib1</text:p>
            <text:p text:style-name="P92">192.168.2.10 <text:s text:c="3"/><text:span text:style-name="T2">xcat01</text:span>-ib2</text:p>
            <text:p text:style-name="P92">192.168.3.10 <text:s text:c="3"/><text:span text:style-name="T2">xcat01</text:span>-ib3</text:p>
            <text:p text:style-name="P92">192.168.4.10 <text:s text:c="3"/>xcat01-ml0</text:p>
          </text:list-header>
        </text:list>
        <text:h text:style-name="Heading_20_2" text:outline-level="2">Up<text:span text:style-name="T6">date networks table with IB sub-network</text:span></text:h>
        <text:list xml:id="list29260511" text:continue-numbering="true" text:style-name="L1">
          <text:list-header>
            <text:p text:style-name="P69">For example:</text:p>
          </text:list-header>
        </text:list>
        <text:list xml:id="list29281717" text:continue-list="list29241335" text:style-name="L2">
          <text:list-header>
            <text:p text:style-name="P93">chtab net=192.168.1.0 networks.netname=ib0 <text:s text:c="5"/>networks.mask=255.255.255.0 networks.mgtifname=ib0</text:p>
            <text:p text:style-name="P93">chtab net=192.168.2.0 networks.netname=ib1 networks.mask=255.255.255.0 networks.mgtifname=ib1</text:p>
            <text:p text:style-name="P93">chtab net=192.168.3.0 networks.netname=ib2 networks.mask=255.255.255.0 networks.mgtifname=ib2</text:p>
            <text:p text:style-name="P93"><text:soft-page-break/>chtab net=192.168.4.0 networks.netname=ib3 networks.mask=255.255.255.0 networks.mgtifname=ib3</text:p>
            <text:p text:style-name="P93">chtab net=192.168.5.0 networks.netname=ib4 networks.mask=255.255.255.0 networks.mgtifname=ib4</text:p>
            <text:p text:style-name="P108"/>
            <text:p text:style-name="P77">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29263698" text:continue-list="list29260511" text:style-name="L1">
          <text:list-header>
            <text:p text:style-name="P69">On AIX, change the default connection between management nodes and compute nodes from ssh to rsh:</text:p>
          </text:list-header>
        </text:list>
        <text:list xml:id="list29284561" text:continue-list="list29281717" text:style-name="L2">
          <text:list-header>
            <text:p text:style-name="P112">chtab key=useSSHonAIX site.key=no</text:p>
          </text:list-header>
        </text:list>
        <text:list xml:id="list29256511" text:continue-list="list29263698" text:style-name="L1">
          <text:list-header>
            <text:p text:style-name="P69"/>
          </text:list-header>
        </text:list>
        <text:h text:style-name="Heading_20_2" text:outline-level="2">Update /etc/resolv.conf</text:h>
        <text:list xml:id="list29284714" text:continue-numbering="true" text:style-name="L1">
          <text:list-header>
            <text:p text:style-name="P69">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29274104" text:continue-list="list29284561" text:style-name="L2">
          <text:list-header>
            <text:p text:style-name="P113"><text:s text:c="3"/>nameserver 192.168.0.13</text:p>
            <text:p text:style-name="P109">domain ppd.pok.ibm.com</text:p>
            <text:p text:style-name="P109">search ppd.pok.ibm.com</text:p>
            <text:p text:style-name="P109"/>
            <text:p text:style-name="P114">Note: 192.168.0.13 is the name server address which could provide the IP addresses for IB interfaces on compute nodes.</text:p>
          </text:list-header>
        </text:list>
        <text:h text:style-name="Heading_20_2" text:outline-level="2">Setup name server on management node</text:h>
        <text:p text:style-name="P50">Put <text:span text:style-name="T25">IB interface entries in /etc/hosts into DNS and restart the DNS:</text:span></text:p>
        <text:list xml:id="list29283536" text:continue-list="list29284714" text:style-name="L1">
          <text:list-header>
            <text:p text:style-name="P76">For Linux Management Nodes:</text:p>
          </text:list-header>
        </text:list>
        <text:list xml:id="list29264311" text:continue-list="list29274104" text:style-name="L2">
          <text:list-header>
            <text:p text:style-name="P112">makedns</text:p>
            <text:p text:style-name="P112">service named restart</text:p>
            <text:p text:style-name="P112"/>
          </text:list-header>
        </text:list>
        <text:list xml:id="list29256184" text:continue-list="list29283536" text:style-name="L1">
          <text:list-header>
            <text:p text:style-name="P70">For AIX Management Nodes:</text:p>
          </text:list-header>
        </text:list>
        <text:list xml:id="list29282499" text:continue-list="list29264311" text:style-name="L2">
          <text:list-header>
            <text:p text:style-name="P112">makedns</text:p>
            <text:p text:style-name="P112">stopsrc -s named </text:p>
            <text:p text:style-name="P112">startsrc -s named</text:p>
            <text:p text:style-name="P112">lssrc -s named </text:p>
          </text:list-header>
        </text:list>
        <text:h text:style-name="Heading_20_2" text:outline-level="2">Check the IB network</text:h>
        <text:list xml:id="list29276268" text:continue-list="list29256184" text:style-name="L1">
          <text:list-header>
            <text:p text:style-name="P69">Check if DNS resolving of the IB network has been setup successfully on management node . <text:s/>If not, redo the steps in 1.5</text:p>
          </text:list-header>
        </text:list>
        <text:list xml:id="list29283652" text:continue-list="list29282499" text:style-name="L2">
          <text:list-header>
            <text:p text:style-name="P112">nslookup xcat01-ib0</text:p>
            <text:p text:style-name="P112">nslookup xcat01-ib1</text:p>
          </text:list-header>
        </text:list>
        <text:h text:style-name="Heading_20_2" text:outline-level="2"><text:soft-page-break/>Prepare for IB <text:s/>drivers/libraries</text:h>
        <text:list xml:id="list29281135" text:continue-list="list29276268" text:style-name="L1">
          <text:list-header>
            <text:p text:style-name="P78">For AIX, the IB drivers/libraries have been installed in the system. So this step is only for RHEL and SLES.</text:p>
            <text:p text:style-name="P80">The required packages for RHEL and SLES have been listed in appendix. <text:s/></text:p>
          </text:list-header>
          <text:list-item>
            <text:p text:style-name="P83">For <text:s/>RHEL, the drivers/libraries are shipped in RHEL release CD/DVD. <text:s/></text:p>
          </text:list-item>
          <text:list-item>
            <text:p text:style-name="P83">For SLES10, the drivers/libraries are shipped in SLES10 SP2 AS.</text:p>
          </text:list-item>
          <text:list-item>
            <text:p text:style-name="P80">For SLES11, the drivers/libraries are shipped in SLES11 release CD/DVD.</text:p>
            <text:p text:style-name="P81">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29256261" text:continue-numbering="true" text:style-name="L1">
          <text:list-header>
            <text:p text:style-name="P70">Add rpm names (without version number) into /install/custom/install/&lt;ostype&gt;/&lt;profile&gt;.otherpkgs.pkglist</text:p>
            <text:p text:style-name="P70"><text:s/>where &lt;profile&gt; is defined in the nodetype table.</text:p>
            <text:p text:style-name="P70"><text:s/>&lt;ostype&gt; is the operating system name without the version number. </text:p>
            <text:p text:style-name="P70">The following os types are recognized by xCAT.</text:p>
          </text:list-header>
        </text:list>
        <text:list xml:id="list29241682" text:style-name="L3">
          <text:list-header>
            <text:p text:style-name="P94"><text:s text:c="8"/>centos</text:p>
            <text:p text:style-name="P94"><text:s text:c="8"/>fedora</text:p>
            <text:p text:style-name="P94"><text:s text:c="8"/>rh</text:p>
            <text:p text:style-name="P94"><text:s text:c="8"/>sles</text:p>
            <text:p text:style-name="P94"><text:s text:c="8"/><text:span text:style-name="T13">windows</text:span></text:p>
          </text:list-header>
        </text:list>
        <text:p text:style-name="P33"/>
        <text:h text:style-name="Heading_20_2" text:outline-level="2">Update the xCAT postscripts table</text:h>
        <text:list xml:id="list29266801" text:continue-list="list29283652" text:style-name="L2">
          <text:list-header>
            <text:p text:style-name="P112">nodech xcat01 postscripts.postscripts,=otherpkgs,configiba</text:p>
            <text:p text:style-name="P108"/>
            <text:p text:style-name="P114">Note: Please keep this order for these two scripts, since configiba depends on otherpkgs to install IB driver/library.</text:p>
          </text:list-header>
        </text:list>
        <text:p text:style-name="P18"/>
        <text:h text:style-name="Heading_20_2" text:outline-level="2"><text:s/>Start to install the nodes or update the nodes for IB configuration</text:h>
        <text:list xml:id="list29272535" text:continue-list="list29256261" text:style-name="L1">
          <text:list-header>
            <text:p text:style-name="P69">Now all the preparation work for IB configuration has been done, user can either use <text:s/>the updatenode command to update the nodes if systems on compute nodes have been installed</text:p>
            <text:p text:style-name="P92">updatenode xcat01 otherpkgs,configiba</text:p>
            <text:p text:style-name="P92"/>
          </text:list-header>
        </text:list>
        <text:p text:style-name="P32">or if the nodes have not installed any system, continue with the installation process</text:p>
        <text:list xml:id="list29263888" text:continue-numbering="true" text:style-name="L1">
          <text:list-header>
            <text:p text:style-name="P115">To diskless boot Linux nodes:</text:p>
            <text:p text:style-name="P100">nodeset xcat01 netboot</text:p>
            <text:p text:style-name="P110">rnetboot xcat01</text:p>
            <text:p text:style-name="P110"/>
            <text:p text:style-name="P115"><text:soft-page-break/>To install diskful Linux nodes:</text:p>
            <text:p text:style-name="P105">n<text:span text:style-name="T3">o</text:span><text:span text:style-name="T4">deset xcat01 install</text:span></text:p>
            <text:p text:style-name="P103">rnetboot xcat01</text:p>
          </text:list-header>
        </text:list>
        <text:p text:style-name="P17"/>
        <text:list xml:id="list29279122" text:continue-numbering="true" text:style-name="L1">
          <text:list-header>
            <text:p text:style-name="P116">To diskless boot AIX nodes:</text:p>
            <text:p text:style-name="P100">nimnodeset xcat01 netboot</text:p>
            <text:p text:style-name="P110">rnetboot xcat01</text:p>
            <text:p text:style-name="P110"/>
            <text:p text:style-name="P115">To install diskful AIX nodes:</text:p>
            <text:p text:style-name="P105">nimn<text:span text:style-name="T3">o</text:span><text:span text:style-name="T4">deset xcat01 install</text:span></text:p>
            <text:p text:style-name="P100">rnetboot xcat01</text:p>
          </text:list-header>
        </text:list>
        <text:p text:style-name="P17"/>
        <text:p text:style-name="P32">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1">The <text:s/>short hostname of the compute node is xcat01-en, and the IB interface name is xcat01-ib0, xcat01-ib1, etc. The user should modify the <text:span text:style-name="T22">/install/postscript/</text:span>configiba as follows:</text:p>
        <text:list xml:id="list29269816" text:continue-list="list29266801" text:style-name="L2">
          <text:list-header>
            <text:p text:style-name="P108">my $hostname = "$ENV{NODE}-$nic";</text:p>
          </text:list-header>
        </text:list>
        <text:p text:style-name="P31">to </text:p>
        <text:list xml:id="list29257655" text:continue-numbering="true" text:style-name="L2">
          <text:list-header>
            <text:p text:style-name="P108">my $fullname = `echo $ENV{NODE} | cut -c 1-11`;</text:p>
            <text:p text:style-name="P108">chomp($fullname);</text:p>
            <text:p text:style-name="P108">my $hostname = "$fullname-$nic";</text:p>
          </text:list-header>
        </text:list>
        <text:p text:style-name="P32"/>
        <text:p text:style-name="P32">It is assumed every node has two IB adapters, if only one adapter is available on each node, modify the <text:s/>/install/postscript/configiba as following:</text:p>
        <text:list xml:id="list29256218" text:continue-numbering="true" text:style-name="L2">
          <text:list-header>
            <text:p text:style-name="P108">my @nums = (0..3);</text:p>
          </text:list-header>
        </text:list>
        <text:p text:style-name="P32">to</text:p>
        <text:list xml:id="list29275325" text:continue-numbering="true" text:style-name="L2">
          <text:list-header>
            <text:p text:style-name="P117">my @nums = (0..1);</text:p>
          </text:list-header>
        </text:list>
        <text:p text:style-name="P37"/>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29257499" text:continue-numbering="true" text:style-name="L2">
          <text:list-header>
            <text:p text:style-name="P102">ping xcat01-ib0</text:p>
          </text:list-header>
        </text:list>
        <text:p text:style-name="Default_20_Text"/>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1">xdsh support for IB switch</text:h>
        <text:h text:style-name="Heading_20_2" text:outline-level="2">Create IB switch <text:s/>configuration file</text:h>
        <text:p text:style-name="P38">A new switch configuration file on management node is introduced to allow the xdsh command to setup ssh, that is transfer the ssh keys to the IB device. The device configuration file is located in /var/opt/xcat/&lt;DevicePath&gt;/config.</text:p>
        <text:p text:style-name="P38"/>
        <text:p text:style-name="P38">The &lt;DevicePath&gt; is parsed by xdsh from the attribute value of the <text:s/>“--devicetype” flag <text:s/>or the environment variable “DEVICETYPE” which is input to the xdsh call. <text:s/></text:p>
        <text:p text:style-name="P38"/>
        <text:p text:style-name="P38">For example:</text:p>
        <text:p text:style-name="P38">If the devicetype for Qlogic switch is "IBSwitch::Qlogic" then <text:s/>the device configuration file must be <text:s/>be found in the following directory:</text:p>
        <text:p text:style-name="P42">/var/opt/xcat/IBSwitch/Qlogic/config</text:p>
        <text:p text:style-name="P38"/>
        <text:p text:style-name="P38">The following <text:s/>is an example of a device configuration file:</text:p>
        <text:list xml:id="list29284897" text:continue-numbering="true" text:style-name="L2">
          <text:list-header>
            <text:p text:style-name="P95"># Qlogic switch device configuration</text:p>
            <text:p text:style-name="P95">[main]</text:p>
            <text:p text:style-name="P95">ssh-setup-command=sshKey add</text:p>
            <text:p text:style-name="P95">[xdsh]</text:p>
            <text:p text:style-name="P95">pre-command=NULL</text:p>
            <text:p text:style-name="P95">post-command=showLastRetcode -brief </text:p>
          </text:list-header>
        </text:list>
        <text:p text:style-name="P38"/>
        <text:p text:style-name="P38">Below is the explanation of the file attributes:</text:p>
        <text:p text:style-name="P38">ssh-setup-comand</text:p>
        <text:p text:style-name="P38">Specify the ssh key appending command supported by device specified. If this entry is not provided, xCAT uses default ways for HMC and IVM-managed devices to write ssh keys of Management Nodes.</text:p>
        <text:p text:style-name="P38"/>
        <text:p text:style-name="P38">pre-command</text:p>
        <text:p text:style-name="P38">Specify the pre-execution commands before remote command. For example,</text:p>
        <text:p text:style-name="P38">users might want to export some environment variables before executing real commands. </text:p>
        <text:p text:style-name="P38">If the value of this entry is assigned “NULL”, it means no pre-execution commands are needed. <text:line-break/>For example, the Qlogic Switch does not <text:s/>support environment variable, the ‘pre-command’ is assigned with “NULL” to disable environment variables usage.</text:p>
        <text:p text:style-name="P38">If no entry is provided, the default behavior is to export the <text:s/>environment variables that are normally exported by xdsh when running remote commands. </text:p>
        <text:p text:style-name="P38"/>
        <text:p text:style-name="P38">post-command</text:p>
        <text:p text:style-name="P38">Specify the built-in command provided by device specified to show the last command execution result. For example, <text:s/>the Qlogic Switch provides “showLastRetcode -brief” to display a numeric return code of last command execution. </text:p>
        <text:p text:style-name="P38">If the value of this entry is assigned “NULL”, it means no post-command is used. </text:p>
        <text:p text:style-name="P38"><text:soft-page-break/>If no entry is provided, the default behavior to run “echo $?” <text:s/>used to dump return code of last command execution.</text:p>
        <text:h text:style-name="Heading_20_2" text:outline-level="2"><text:span text:style-name="T20">Update /</text:span>etc/hosts</text:h>
        <text:p text:style-name="P39">In the /etc/hosts,</text:p>
        <text:p text:style-name="P39"/>
        <text:p text:style-name="P43">9.114.47.172 <text:s text:c="3"/>ibswitch</text:p>
        <text:p text:style-name="P43"/>
        <text:h text:style-name="Heading_20_2" text:outline-level="2">Use rsh for AIX</text:h>
        <text:list xml:id="list29249306" text:style-name="L4">
          <text:list-header>
            <text:p text:style-name="P72">The default remote shell on the AIX management node <text:s/>is rsh. Changing the site useSSHonAIX attribute=yes <text:s/>will change the default to ssh for xdsh. </text:p>
            <text:p text:style-name="P97">chtab key=useSSHonAIX site.value=yes</text:p>
          </text:list-header>
        </text:list>
        <text:h text:style-name="Heading_20_2" text:outline-level="2">Define IB switch as a node</text:h>
        <text:list xml:id="list29282275" text:continue-numbering="true" text:style-name="L4">
          <text:list-header>
            <text:p text:style-name="P72">Define IB switch as a node, this is required by xdsh which only support the input as a node.</text:p>
            <text:p text:style-name="P118">mkdef –t node –o ibswitch groups=all nodetype=switch</text:p>
          </text:list-header>
        </text:list>
        <text:h text:style-name="Heading_20_2" text:outline-level="2">Setup ssh connection</text:h>
        <text:list xml:id="list29260445" text:continue-numbering="true" text:style-name="L4">
          <text:list-header>
            <text:p text:style-name="P71">You can use xdsh to configure ssh login to the IB device <text:s/>by running the following. Note you must use the correct userid for your device. <text:s text:c="2"/>After this configuration is complete, you will be able to login to the device without a password. </text:p>
            <text:p text:style-name="P74"/>
            <text:p text:style-name="P96">xdsh <text:span text:style-name="T10">ibswitch</text:span> -K -l admin --devicetype IBSwitch::Qlogic</text:p>
            <text:p text:style-name="P96"/>
            <text:p text:style-name="P96">Enter the password for the userid on the node where the ssh keys will be updated.</text:p>
            <text:p text:style-name="P96"/>
            <text:p text:style-name="P96">/usr/bin/ssh setup is complete.</text:p>
            <text:p text:style-name="P107">return code = 0</text:p>
          </text:list-header>
        </text:list>
        <text:h text:style-name="Heading_20_2" text:outline-level="2">Run the test commands</text:h>
        <text:list xml:id="list29263151" text:continue-numbering="true" text:style-name="L4">
          <text:list-header>
            <text:p text:style-name="P71">After setup of the mmands on IB switches from the management nssh keys for the <text:s/>login, the admin can <text:s/>run the coode using xdsh. </text:p>
            <text:p text:style-name="P71">Interactive commands like List on IB switch are not supported by xdsh. <text:s/>An error message will print out if user inputs an interactive command.</text:p>
            <text:p text:style-name="P75"><text:span text:style-name="T7">Below is an example of using </text:span><text:span text:style-name="T8">x</text:span><text:span text:style-name="T7">dsh to list the valid commands on the device. </text:span></text:p>
            <text:p text:style-name="P98"><text:span text:style-name="T23">/opt/xcat/bin/xdsh </text:span><text:span text:style-name="T27">ibswitch</text:span><text:span text:style-name="T23"> </text:span><text:span text:style-name="T26">-l admin </text:span><text:span text:style-name="T23">--devicetype IBSwitch::Qlogic </text:span><text:span text:style-name="T26">fwVersion</text:span></text:p>
          </text:list-header>
        </text:list>
        <text:p text:style-name="P44"/>
        <text:p text:style-name="P44">Or:</text:p>
        <text:p text:style-name="P44"/>
        <text:list xml:id="list29260084" text:continue-numbering="true" text:style-name="L4">
          <text:list-header>
            <text:p text:style-name="P104"><text:span text:style-name="T22">export DEVICETYPE=IBSwitch::Qlogic &amp;&amp; /opt/xcat/bin/xdsh </text:span><text:span text:style-name="T11">ibswitch</text:span><text:span text:style-name="T22"> -l admin fwVersion</text:span></text:p>
          </text:list-header>
        </text:list>
        <text:p text:style-name="P45"><text:soft-page-break/></text:p>
        <text:h text:style-name="Heading_20_1" text:outline-level="1">Sample Scripts</text:h>
        <text:h text:style-name="Heading_20_2" text:outline-level="2">Annotatelog</text:h>
        <text:h text:style-name="Heading_20_3" text:outline-level="3">Description</text:h>
        <text:p text:style-name="P40">annotatelog is a sample script to parse the QLogic log entries in log files on the xCAT Management <text:span text:style-name="T22">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1">anagement Nodes</text:span>] file. </text:p>
        <text:h text:style-name="Heading_20_3" text:outline-level="3">Syntax</text:h>
        <text:p text:style-name="P22">The syntax of the annotatelog command will be:</text:p>
        <text:p text:style-name="P5">annotatelog -f log_file [-s start_time] [-e end_time]</text:p>
        <text:p text:style-name="P28"><text:s text:c="3"/><text:span text:style-name="T22"><text:s text:c="19"/></text:span><text:span text:style-name="T24">{ [-i -g guid_file -l link_file] [-S] [-c] [-u]| [-A -g guid_file -l link_file]}</text:span></text:p>
        <text:p text:style-name="P13"><text:span text:style-name="T28"><text:s text:c="2"/></text:span><text:span text:style-name="T29"><text:s text:c="20"/></text:span><text:span text:style-name="T28">{[-n node_list -g guid_file] [-E]}</text:span></text:p>
        <text:p text:style-name="P46"><text:s text:c="3"/>[-h]</text:p>
        <text:p text:style-name="P28"/>
        <text:p text:style-name="P29"><text:s text:c="8"/>-f log_file</text:p>
        <text:p text:style-name="P47">Specifies a log file fullpath name to analyze; must be xCAT consolidated log got from Qlogic HSM or ESM.</text:p>
        <text:p text:style-name="P29"><text:s text:c="8"/>-s start_time</text:p>
        <text:p text:style-name="P47">Specifies the start time for analysis, where the <text:span text:style-name="T19">start_time</text:span> variable has the format ddmmyyhh:mm:ss (day, month, year, hour, minute, and second), if it is not specified, annotatelog will parse the log file from the beginning.</text:p>
        <text:p text:style-name="P14"><text:s text:c="8"/>-e end_time</text:p>
        <text:p text:style-name="P47">Specifies the end time for analysis, where the <text:span text:style-name="T19">end_time</text:span> variable has the format ddmmyyhh:mm:ss (day, month, year, hour, minute, and second), if it is not specified, annotatelog will parse the log file to the end.</text:p>
        <text:p text:style-name="P29"><text:s text:c="8"/>-l link_file</text:p>
        <text:p text:style-name="P47">Specifies a link file fullpath name, which concatenates all '/var/opt/iba/analysis/baseline/fabric*links' files from all fabric management <text:span text:style-name="T22">nodes</text:span>.</text:p>
        <text:p text:style-name="P29"><text:s text:c="8"/>-g guid_file</text:p>
        <text:p text:style-name="P47">Specifies a guid file fullpath name, which has a list of GUIDs as obtained from the "getGuids" script.</text:p>
        <text:p text:style-name="P29"><text:soft-page-break/><text:s text:c="8"/>-E </text:p>
        <text:p text:style-name="P47">Annotate with node ERRLOG_ON and ERRLOG_OFF information. This can help determine if a disappearance was caused by a node disappearing. It is for AIX nodes only and should be used with -n or -i flag</text:p>
        <text:p text:style-name="P14"><text:s text:c="8"/>-S</text:p>
        <text:p text:style-name="P47">Sort the log entries by subnet manager only.</text:p>
        <text:p text:style-name="P29"><text:s text:c="8"/>-i</text:p>
        <text:p text:style-name="P47">Sort the log entries by IB node only.</text:p>
        <text:p text:style-name="P29"><text:s text:c="8"/>-c </text:p>
        <text:p text:style-name="P47">Sort the log entries by chassis only.</text:p>
        <text:p text:style-name="P29"><text:s text:c="8"/>-u </text:p>
        <text:p text:style-name="P47">Sort the log entries by FRU only.</text:p>
        <text:p text:style-name="P29"><text:s text:c="8"/>-A </text:p>
        <text:p text:style-name="P47">Output the combination of -i, -S, -c and -u. It should be used with -g and -l flags.</text:p>
        <text:p text:style-name="P29"><text:s text:c="8"/>-n node_list</text:p>
        <text:p text:style-name="P47">Specifies a comma-separated list of xCAT Managed Node host names, IP addresses to look up in log entries, it should be used with -g flag.</text:p>
        <text:p text:style-name="P29"><text:s text:c="8"/>-h</text:p>
        <text:p text:style-name="P49">Display usage information.</text:p>
        <text:h text:style-name="Heading_20_3" text:outline-level="3">Examples</text:h>
        <text:list xml:id="list29243004" text:style-name="L5">
          <text:list-item>
            <text:p text:style-name="P67">Sort the log entries by subnet manager only.</text:p>
          </text:list-item>
        </text:list>
        <text:list xml:id="list29263396" text:continue-list="list29260084" text:style-name="L4">
          <text:list-header>
            <text:p text:style-name="P106">.<text:span text:style-name="T3">/annotatelog -f /var/log/messages -S</text:span></text:p>
          </text:list-header>
        </text:list>
        <text:list xml:id="list29259721" text:continue-list="list29243004" text:style-name="L5">
          <text:list-header>
            <text:p text:style-name="P67"/>
          </text:list-header>
          <text:list-item>
            <text:p text:style-name="P67">Sort the log entries by chassis only.</text:p>
          </text:list-item>
        </text:list>
        <text:list xml:id="list29269803" text:continue-list="list29263396" text:style-name="L4">
          <text:list-header>
            <text:p text:style-name="P106">.<text:span text:style-name="T3">/annotatelog -f /var/log/messages -c </text:span></text:p>
          </text:list-header>
        </text:list>
        <text:p text:style-name="P41"/>
        <text:p text:style-name="P48"/>
        <text:h text:style-name="Heading_20_2" text:outline-level="2">getGuids </text:h>
        <text:h text:style-name="Heading_20_3" text:outline-level="3">Description</text:h>
        <text:p text:style-name="P15"><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5">The syntax of the getGuids command will be:</text:p>
        <text:p text:style-name="P26"><text:soft-page-break/>getGuids [-h] [-f output_file]</text:p>
        <text:p text:style-name="P23"><text:s text:c="8"/>-f output_file</text:p>
        <text:p text:style-name="P27"><text:s text:c="12"/>Specifies a file full path name that is used to save the GUIDs output.</text:p>
        <text:p text:style-name="P23"><text:s text:c="8"/>-h </text:p>
        <text:p text:style-name="P16"><text:s text:c="12"/>Display usage information.</text:p>
        <text:h text:style-name="Heading_20_3" text:outline-level="3"><text:s/>Examples</text:h>
        <text:p text:style-name="P16">1). xcat05 is an AIX compute node defined in xCAT management node, run getGuid to get guid of xcat05</text:p>
        <text:list xml:id="list29270793" text:continue-numbering="true" text:style-name="L4">
          <text:list-header>
            <text:p text:style-name="P101">./getGuids -f guid_file</text:p>
            <text:p text:style-name="P111"/>
          </text:list-header>
        </text:list>
        <text:h text:style-name="Heading_20_2" text:outline-level="2">configCEC</text:h>
        <text:h text:style-name="P90" text:outline-level="3">Description</text:h>
        <text:p text:style-name="P19">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9"/>
        <text:p text:style-name="P19">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9">To specify the name format to be used for the CEC/LPAR/Profile, this script uses the same logic that the 'date' command uses for specifying how to output the date. There are 4 field descriptors that the script will recognize:</text:p>
        <text:p text:style-name="P19"><text:s text:c="12"/>%F = the frame number of the frame that the CEC is in</text:p>
        <text:p text:style-name="P19"><text:s text:c="12"/>%N = the relative node number of the CEC in the frame</text:p>
        <text:p text:style-name="P19"><text:s text:c="12"/>%C = the cage number of the CEC in the frame</text:p>
        <text:p text:style-name="P19"><text:s text:c="12"/>%S = the serial number of the CEC</text:p>
        <text:p text:style-name="P19"/>
        <text:p text:style-name="P19">For example if you want the CEC name to be 'airbus_f&lt;frame#&gt;n&lt;node#&gt;_SN&lt;serial#&gt;', then the format to use would be 'airbus_f%Fn%N_SN%S'</text:p>
        <text:p text:style-name="P19"/>
        <text:p text:style-name="P19">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0"><text:soft-page-break/><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4">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4">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4">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4">Warning: this script will configure all the CECs that managed by this hmc passed in. <text:s/>Please do check the contents in Build_lpars before run it. <text:s/>Remove the commands in Build_lpars that related to the CECs you dodn't want to do any change.</text:p>
        <text:h text:style-name="P88" text:outline-level="3">Syntax</text:h>
        <text:p text:style-name="P6"/>
        <text:p text:style-name="P30">configCECs -H hmc_list [-c cec_format] [-l lpar_format] [-p profile_format]</text:p>
        <text:p text:style-name="P30"><text:s text:c="11"/>[--frame_pad_len len_number] [--node_pad_len len_number]</text:p>
        <text:p text:style-name="P30"><text:s text:c="11"/>[--cage_pad_len len_number]</text:p>
        <text:p text:style-name="P30"><text:s text:c="11"/>[--allocate_type always_all | always_list | conditional]</text:p>
        <text:p text:style-name="P30"><text:s text:c="11"/>[--exclude_hw ]</text:p>
        <text:p text:style-name="P30"><text:s text:c="11"/>[-h]</text:p>
        <text:p text:style-name="P30"/>
        <text:p text:style-name="P30"><text:s text:c="8"/>-H hmc_list</text:p>
        <text:p text:style-name="P30"><text:s text:c="19"/>Specifies a comma-separated list of HMC host names, IP addresses to configure CECs on.</text:p>
        <text:p text:style-name="P30"><text:s text:c="8"/>-c cec_format</text:p>
        <text:p text:style-name="P30"><text:s text:c="19"/>Specifies the naming format for CEC, the default format is f%Fn%N_SN%S.</text:p>
        <text:p text:style-name="P30"><text:s text:c="8"/>-l lpar_format</text:p>
        <text:p text:style-name="P30"><text:soft-page-break/><text:s text:c="19"/>Specifies the naming format for LPAR, the default format is f%Fn%N.</text:p>
        <text:p text:style-name="P30"><text:s text:c="8"/>-p profile_format</text:p>
        <text:p text:style-name="P30"><text:s text:c="19"/>Specifies the naming format for profile, the default format is the same with lpar_format.</text:p>
        <text:p text:style-name="P30"><text:s text:c="8"/>--frame_pad_len len_number</text:p>
        <text:p text:style-name="P30"><text:s text:c="19"/>Specifies the number of digits used for the frame numbers, it will be zero filled if needed. <text:s text:c="5"/></text:p>
        <text:p text:style-name="P30"><text:s text:c="19"/>The default value is no padding.</text:p>
        <text:p text:style-name="P30"><text:s text:c="8"/>--node_pad_len len_number</text:p>
        <text:p text:style-name="P30"><text:s text:c="19"/>Specifies the number of digits used for the node numbers, it will be zero filled if needed. </text:p>
        <text:p text:style-name="P30"><text:s text:c="19"/>The default value is no padding.</text:p>
        <text:p text:style-name="P30"><text:s text:c="8"/>--cage_pad_len len_number</text:p>
        <text:p text:style-name="P30"><text:s text:c="19"/>Specifies the number of digits used for the cage numbers, it will be zero filled if needed. </text:p>
        <text:p text:style-name="P30"><text:s text:c="19"/>The default value is no padding.</text:p>
        <text:p text:style-name="P30"><text:s text:c="8"/>--allocate_type</text:p>
        <text:p text:style-name="P30"><text:s text:c="19"/>Specifies the allocation method that is used to allocate resources to full system partition. </text:p>
        <text:p text:style-name="P30"><text:s text:c="19"/>The supported allocation methods are always_all, always_list and conditional. </text:p>
        <text:p text:style-name="P30"><text:s text:c="19"/>The default method is always_all. always_all indicates to always use the 'all resources' </text:p>
        <text:p text:style-name="P30"><text:s text:c="19"/>LPAR flag; <text:s/>always_list indicates to always explicitly list the devices in the LPAR; and </text:p>
        <text:p text:style-name="P30"><text:s text:c="19"/>conditional indicates to use the 'all resources' LPAR flag if not --exclude_hw is found,</text:p>
        <text:p text:style-name="P30"><text:s text:c="19"/>otherwise use an explicit list for the hardware.</text:p>
        <text:p text:style-name="P30"><text:s text:c="8"/>--exclude_hw</text:p>
        <text:p text:style-name="P30"><text:s text:c="19"/>Specifies a comma-separated list of hardware names or 'device id's that do not need to </text:p>
        <text:p text:style-name="P30"><text:s text:c="19"/>assign. The supported hardware names are RIO and 10G, RIO indicates Galaxy 1 HCA</text:p>
        <text:p text:style-name="P30"><text:s text:c="19"/>used for RIO connection; 10G indicates 2-port 10G integrated adapter. It can only be used</text:p>
        <text:p text:style-name="P30"><text:s text:c="19"/>with --allocate_type is always_list or conditional.</text:p>
        <text:p text:style-name="P30"><text:s text:c="8"/>-h <text:s text:c="8"/>Display usage information.</text:p>
        <text:h text:style-name="P89" text:outline-level="3">Examples</text:h>
        <text:p text:style-name="P51">1). If c98m6hmc01 manage one CEC, config the CEC with name Server_f1n1_SN0262672 as a single node f1n1: <text:s/></text:p>
        <text:list xml:id="list29269142" text:continue-numbering="true" text:style-name="L4">
          <text:list-header>
            <text:p text:style-name="P106"><text:span text:style-name="T3">./configCECs</text:span> -H <text:span text:style-name="T3">c98m6hmc01</text:span> -c Server_f%Fn%N_SN%S</text:p>
            <text:p text:style-name="P101">/tmp/Build_lpars</text:p>
          </text:list-header>
        </text:list>
        <text:p text:style-name="P30"/>
        <text:p text:style-name="P30"/>
        <text:p text:style-name="P30"/>
        <text:h text:style-name="Heading_20_2" text:outline-level="2"><text:soft-page-break/>HealthCheck</text:h>
        <text:h text:style-name="P90" text:outline-level="3">Description</text:h>
        <text:p text:style-name="P24">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4">1. Processor clock speed check</text:p>
        <text:p text:style-name="P24">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4">2. IB interface status check by llstatus</text:p>
        <text:p text:style-name="P24">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4">3. IB interface status check by lsrsrc</text:p>
        <text:p text:style-name="P24">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4">4. Memory check</text:p>
        <text:p text:style-name="P24">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4">5. Free large page check</text:p>
        <text:p text:style-name="P24">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4">6. Check HCA status</text:p>
        <text:p text:style-name="P24"><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4">This is an example of the output of ibstat command:</text:p>
        <text:p text:style-name="P30">c890f11ec01:/ # ibstat -v | egrep "IB PORT.*INFO|Port State:|Physical Port"</text:p>
        <text:p text:style-name="P59"><text:s/>IB PORT 1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59"><text:s/>IB PORT 2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30"/>
        <text:p text:style-name="P24">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4">This is an example of the output of ibv_devinfo command:</text:p>
        <text:p text:style-name="P30">c890f11ec05:~ # ibv_devinfo -v | egrep "ehca|port:|state:|width:|speed:"</text:p>
        <text:p text:style-name="P58">hca_id: ehca0</text:p>
        <text:p text:style-name="P60"><text:s text:c="16"/>port: <text:s text:c="2"/>1</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text:s text:c="16"/>port: <text:s text:c="2"/>2</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
        <text:p text:style-name="P24"><text:soft-page-break/>But for "Physical Port Speed" on AIX nodes or "active_speed" on Linux nodes, since SDR and DDR adapters will use the different speeds, SDR is 2.5G and DDR is 5.0G, so the user needs to specify this "Speed" by flag "--speed", for example:</text:p>
        <text:p text:style-name="P30">healthCheck -M -H --speed 2.5</text:p>
        <text:p text:style-name="P24">If "--speed" is not specified with "-H" flag, healthCheck script will list the actual value of "Physical Port Speed" gotten from ibstat command for each HCAs, so that it is easy for the user to use "grep" command to find the speed value he/she wants.</text:p>
        <text:p text:style-name="P24">The output format is &lt;node_name&gt;:&lt;interface_name&gt;:&lt; Physical Port Speed &gt;:&lt;speed_value&gt;, for example:</text:p>
        <text:p text:style-name="P30">c890f11ec01.ppd.pok.ibm.com: ib0: Physical Port Speed: 2.5G</text:p>
        <text:p text:style-name="P30">c890f11ec01.ppd.pok.ibm.com: ib1: Physical Port Speed: 2.5G</text:p>
        <text:p text:style-name="P30">c890f11ec02.ppd.pok.ibm.com: ib0: Physical Port Speed: 5.0G</text:p>
        <text:p text:style-name="P30">c890f11ec02.ppd.pok.ibm.com: ib1: Physical Port Speed: 5.0G</text:p>
        <text:p text:style-name="P24">Since the output of ibstat or ibv_devinfo is identified by HCA name and port number, so we will use the mapping table below to map the HCA name and port number to its interface name. Please see the table below:</text:p>
        <text:p text:style-name="P30">Interface Name <text:s/>Adapter Name <text:s text:c="3"/>Port Number</text:p>
        <text:p text:style-name="P59">ib0 <text:s text:c="16"/>iba0/ehca0 <text:s text:c="5"/>1</text:p>
        <text:p text:style-name="P59">ib1 <text:s text:c="16"/>iba0/ehca0 <text:s text:c="5"/>2</text:p>
        <text:p text:style-name="P59">ib2 <text:s text:c="16"/>iba1/ehca1 <text:s text:c="5"/>1</text:p>
        <text:p text:style-name="P59">ib3 <text:s text:c="16"/>iba1/ehca1 <text:s text:c="5"/>2</text:p>
        <text:p text:style-name="P30">......</text:p>
        <text:p text:style-name="P24">For "Physical Port Width" on AIX nodes or "active_width" on Linux nodes, since it could be 4X or 12X, so the user needs to specify this "width" by flag "--width", for example:</text:p>
        <text:p text:style-name="P24">healthCheck -M -H --width 4X</text:p>
        <text:p text:style-name="P24"/>
        <text:p text:style-name="P24">If "--width" is not specified, healthCheck script will list the actual value of "Physical Port Width" gotten from ibstat command for each HCAs, so that it is easy for the user to use "grep" command to find the speed value he/she wants.</text:p>
        <text:p text:style-name="P24">The output format is &lt;node_name&gt;:&lt;interface_name&gt;:&lt; Physical Port Width &gt;:&lt;width_value&gt;, for example:</text:p>
        <text:p text:style-name="P59">c890f11ec01.ppd.pok.ibm.com: ib0: Physical Port Width: 4X</text:p>
        <text:p text:style-name="P59">c890f11ec01.ppd.pok.ibm.com: ib1: Physical Port Width: 4X</text:p>
        <text:p text:style-name="P59">c890f11ec02.ppd.pok.ibm.com: ib0: Physical Port Width: 4X</text:p>
        <text:p text:style-name="P30"/>
        <text:p text:style-name="P24">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4"><text:soft-page-break/>The user could use grep piped into wc -l to get the total number of "unused port".</text:p>
        <text:p text:style-name="P30"/>
        <text:h text:style-name="P88" text:outline-level="3">Syntax</text:h>
        <text:p text:style-name="P51">healthCheck { [-n node_list] [-M]}</text:p>
        <text:p text:style-name="P53"><text:s text:c="12"/>{[-p min_clock_speed] [-i method] [-m min_memory]</text:p>
        <text:p text:style-name="P53"><text:s text:c="12"/>[-l min_freelp] [ -H [--speed speed --ignore interface_list –width width]]}</text:p>
        <text:p text:style-name="P53"><text:s text:c="12"/>[ -h ]</text:p>
        <text:p text:style-name="P53"/>
        <text:p text:style-name="P53"><text:s text:c="8"/>-M <text:s text:c="7"/>Check status for all the Managed Nodes that are defined on this MN.</text:p>
        <text:p text:style-name="P50"><text:span text:style-name="T21"><text:s/></text:span><text:span text:style-name="T5"><text:s text:c="7"/>-n node_list</text:span></text:p>
        <text:p text:style-name="P53"><text:s text:c="20"/>Specifies a comma-separated list of node host names, IP addresses for health check.</text:p>
        <text:p text:style-name="P53"><text:s text:c="8"/>-p min_clock_speed</text:p>
        <text:p text:style-name="P53"><text:s text:c="20"/>Specifies the minimal processor clock speed in MHz for processor monitor.</text:p>
        <text:p text:style-name="P53"><text:s text:c="8"/>-i method</text:p>
        <text:p text:style-name="P53"><text:s text:c="20"/>Specifies the method to do Infiniband interface status check, the supported</text:p>
        <text:p text:style-name="P53"><text:s text:c="20"/>check methods are LL and RSCT.</text:p>
        <text:p text:style-name="P53"><text:s text:c="8"/>-m min_memory</text:p>
        <text:p text:style-name="P53"><text:s text:c="20"/>Specifies the minimal total memory in MB.</text:p>
        <text:p text:style-name="P53"><text:s text:c="8"/>-l min_freelp</text:p>
        <text:p text:style-name="P50"><text:span text:style-name="T21"><text:s text:c="2"/></text:span><text:span text:style-name="T5"><text:s text:c="18"/>Specifies the minimal free large page number.</text:span></text:p>
        <text:p text:style-name="P53"><text:s text:c="8"/>-H <text:s text:c="9"/>Check the status for HCAs.</text:p>
        <text:p text:style-name="P53"><text:s text:c="8"/>--speed speed</text:p>
        <text:p text:style-name="P53"><text:s text:c="20"/>Specifies the physical port speed in G bps, it should be used with -H flag.</text:p>
        <text:p text:style-name="P53"><text:s text:c="8"/>--ignore interface_list</text:p>
        <text:p text:style-name="P53"><text:s text:c="20"/>Specifies a comma-separated list of interface name to ignore from HCA status check,</text:p>
        <text:p text:style-name="P53"><text:s text:c="20"/>such as ib0,ib1. It should be used with -H flag.</text:p>
        <text:p text:style-name="P53"><text:s text:c="8"/>--width width</text:p>
        <text:p text:style-name="P53"><text:s text:c="20"/>Specifies the physical port width, such as 4X or 12X. It should be used with -H flag.</text:p>
        <text:p text:style-name="P53"><text:s text:c="8"/>-h <text:s text:c="9"/>Display usage information.</text:p>
        <text:p text:style-name="P53"/>
        <text:h text:style-name="P91" text:outline-level="3">Examples</text:h>
        <text:p text:style-name="P51">1). Check IB interface status of one node:</text:p>
        <text:list xml:id="list29232042" text:style-name="L6">
          <text:list-header>
            <text:p text:style-name="P84"><text:s/>./healthCheck -n xcat04 -i RSCT</text:p>
            <text:p text:style-name="P84">Output log is being written to "/var/log/xcat/healthCheck.log".</text:p>
            <text:p text:style-name="P84"><text:soft-page-break/>Checking health for AIX nodes: xcat04...</text:p>
            <text:p text:style-name="P84"/>
            <text:p text:style-name="P84">Checking IB interface status using command /usr/bin/lsrsrc for nodes: xcat04...</text:p>
            <text:p text:style-name="P79">IB interfaces of all nodes are normal.</text:p>
            <text:p text:style-name="P84">2). Check processor clock speed for one node:</text:p>
            <text:p text:style-name="P84">./healthCheck -n xcat04 -p 500</text:p>
            <text:p text:style-name="P84">Output log is being written to "/var/log/xcat/healthCheck.log".</text:p>
            <text:p text:style-name="P84">Checking health for AIX nodes: xcat04...</text:p>
            <text:p text:style-name="P84"/>
            <text:p text:style-name="P84">Checking processor clock speed for nodes: xcat04...</text:p>
            <text:p text:style-name="P84">The processor clock speed of all nodes is normal.</text:p>
            <text:p text:style-name="P79">3). Check memory usage for one node:</text:p>
            <text:p text:style-name="P84">./healthCheck -n xcat04 -m 500</text:p>
            <text:p text:style-name="P84">Output log is being written to "/var/log/xcat/healthCheck.log".</text:p>
            <text:p text:style-name="P84">Checking health for AIX nodes: xcat04...</text:p>
            <text:p text:style-name="P84"/>
            <text:p text:style-name="P84">Checking memory for nodes xcat04...</text:p>
            <text:p text:style-name="P84">Memory size of all nodes are normal.</text:p>
          </text:list-header>
        </text:list>
        <text:p text:style-name="P7"/>
        <text:p text:style-name="P7"/>
        <text:p text:style-name="P7"/>
        <text:p text:style-name="P7"/>
        <text:p text:style-name="P7"/>
        <text:p text:style-name="P7"/>
        <text:p text:style-name="P7"/>
        <text:p text:style-name="P7"/>
        <text:p text:style-name="P7"/>
        <text:p text:style-name="P7"/>
        <text:p text:style-name="P7"/>
        <text:h text:style-name="P87" text:outline-level="1" text:is-list-header="true">Appendix</text:h>
        <text:list xml:id="list29263599" text:continue-list="list29279122" text:style-name="L1">
          <text:list-header>
            <text:p text:style-name="P65"/>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1">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61">libib</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ibcm-*.el5.ppc.rpm</text:p>
                    <text:p text:style-name="P35">libibcm-devel-*.el5.ppc.rpm </text:p>
                    <text:p text:style-name="P35">libibcm-static-*.el5.ppc.rpm </text:p>
                    <text:p text:style-name="P35"><text:soft-page-break/>libibcommon-*.el5.ppc.rpm </text:p>
                    <text:p text:style-name="P35">libibcommon-devel-*.el5.ppc.rpm</text:p>
                    <text:p text:style-name="P34">libibcommon-static-*.el5.ppc.rpm </text:p>
                    <text:p text:style-name="P35">libibmad-*.el5.ppc.rpm </text:p>
                    <text:p text:style-name="P35">libibmad-devel-*.el5.ppc.rpm </text:p>
                    <text:p text:style-name="P34">libibmad-static-*.el5.ppc.rpm </text:p>
                    <text:p text:style-name="P35">libibumad-*.el5.ppc.rpm </text:p>
                    <text:p text:style-name="P35">libibumad-devel-*.el5.ppc.rpm </text:p>
                    <text:p text:style-name="P34">libibumad-static-*.el5.ppc.rpm </text:p>
                    <text:p text:style-name="P35">libibverbs-*.el5.ppc.rpm </text:p>
                    <text:p text:style-name="P35">libibverbs-devel-*.el5.ppc.rpm </text:p>
                    <text:p text:style-name="P35">libibverbs-static-*.el5.ppc.rpm </text:p>
                    <text:p text:style-name="Text_20_Body_20_Single"><text:span text:style-name="T17">libibverbs-utils-*.el5.ppc.rpm</text:span> </text:p>
                  </table:table-cell>
                </table:table-row>
                <table:table-row>
                  <table:table-cell table:style-name="表格1.A2" office:value-type="string">
                    <text:p text:style-name="P61">64bit</text:p>
                  </table:table-cell>
                  <table:table-cell table:style-name="表格1.B2" office:value-type="string">
                    <text:p text:style-name="P35">libibcm-*.el5.ppc64.rpm</text:p>
                    <text:p text:style-name="P35">libibcm-devel-*.el5.ppc64.rpm </text:p>
                    <text:p text:style-name="P35">libibcm-static-*.el5.ppc64.rpm </text:p>
                    <text:p text:style-name="P35">libibcommon-*.el5.ppc64.rpm </text:p>
                    <text:p text:style-name="P35">libibcommon-devel-*.el5.ppc64.rpm </text:p>
                    <text:p text:style-name="P35">libibcommon-static-*.el5.ppc64.rpm</text:p>
                    <text:p text:style-name="P35">libibmad-*.el5.ppc64.rpm </text:p>
                    <text:p text:style-name="P35">libibmad-devel-*.el5.ppc64.rpm </text:p>
                    <text:p text:style-name="P34">libibmad-static-*.el5.ppc64.rpm </text:p>
                    <text:p text:style-name="P35">libibumad-*.el5.ppc64.rpm </text:p>
                    <text:p text:style-name="P35">libibumad-devel-*.el5.ppc64.rpm </text:p>
                    <text:p text:style-name="P34">libibumad-static-*.el5.ppc64.rpm </text:p>
                    <text:p text:style-name="P35">libibverbs-*.el5.ppc64.rpm </text:p>
                    <text:p text:style-name="P35">libibverbs-devel-*.el5.ppc64.rpm </text:p>
                    <text:p text:style-name="P36">libibverbs-static-*.el5.ppc64.rpm </text:p>
                    <text:p text:style-name="P36">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1">libehca</text:p>
              <text:p text:style-name="P61">(for Galaxy1/Galaxy2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ehca-*.el5.ppc.rpm</text:p>
                    <text:p text:style-name="P54">libehca-static-*.el5.ppc.rpm</text:p>
                  </table:table-cell>
                </table:table-row>
                <table:table-row>
                  <table:table-cell table:style-name="表格1.A2" office:value-type="string">
                    <text:p text:style-name="P61">64bit</text:p>
                  </table:table-cell>
                  <table:table-cell table:style-name="表格1.B2" office:value-type="string">
                    <text:p text:style-name="P35">libehca-*.el5.ppc64.rpm</text:p>
                    <text:p text:style-name="Text_20_Body_20_Single"><text:soft-page-break/><text:span text:style-name="T17">libehca-static-*.el5.ppc64.rpm</text:span> </text:p>
                  </table:table-cell>
                </table:table-row>
              </table:table>
            </table:table-cell>
          </table:table-row>
          <table:table-row>
            <table:table-cell table:style-name="表格1.A2" office:value-type="string">
              <text:p text:style-name="P61">libmthca</text:p>
              <text:p text:style-name="P61">(for Mellanox InfiniHost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thca-*.el5.ppc.rpm</text:p>
                    <text:p text:style-name="Text_20_Body_20_Single"><text:span text:style-name="T17">libmthca-static-*.el5.ppc.rpm</text:span> </text:p>
                  </table:table-cell>
                </table:table-row>
                <table:table-row>
                  <table:table-cell table:style-name="表格1.A2" office:value-type="string">
                    <text:p text:style-name="P61">64bit</text:p>
                  </table:table-cell>
                  <table:table-cell table:style-name="表格1.B2" office:value-type="string">
                    <text:p text:style-name="P35">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61">libmlx4</text:p>
              <text:p text:style-name="P61">(for Mellanox ConnectX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lx4-*.el5.ppc.rpm</text:p>
                    <text:p text:style-name="Text_20_Body_20_Single"><text:span text:style-name="T18">libmlx4-static-*.el5.ppc.rpm</text:span> </text:p>
                  </table:table-cell>
                </table:table-row>
                <table:table-row>
                  <table:table-cell table:style-name="表格1.A2" office:value-type="string">
                    <text:p text:style-name="P61">64bit</text:p>
                  </table:table-cell>
                  <table:table-cell table:style-name="表格1.B2" office:value-type="string">
                    <text:p text:style-name="P35">libmlx4-*.el5.ppc64.rpm</text:p>
                    <text:p text:style-name="Text_20_Body_20_Single"><text:span text:style-name="T18">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3"/>
        <text:list xml:id="list29282223" text:continue-numbering="true" text:style-name="L1">
          <text:list-header>
            <text:p text:style-name="P85"/>
          </text:list-header>
        </text:list>
        <table:table table:name="表格2" table:style-name="表格2">
          <table:table-column table:style-name="表格2.A"/>
          <table:table-column table:style-name="表格2.B"/>
          <table:table-row>
            <table:table-cell table:style-name="表格2.A1" office:value-type="string">
              <text:p text:style-name="P57">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6">SLES11</text:p>
            </table:table-cell>
            <table:table-cell table:style-name="表格2.B2" office:value-type="string">
              <text:p text:style-name="P55">ofed-*.ppc64.rpm</text:p>
              <text:p text:style-name="P55">ofed-kmp-default-*.ppc64.rpm</text:p>
              <text:p text:style-name="P55">ofed-kmp-ppc64-*.ppc64.rpm</text:p>
              <text:p text:style-name="P55">opensm-*.ppc64.rpm</text:p>
              <text:p text:style-name="P55">opensm-32bit-*.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libibmad1-*.ppc64.rpm</text:p>
              <text:p text:style-name="P55">libibmad1-32bit-*.ppc64.rpm</text:p>
              <text:p text:style-name="P55">libibumad-*.ppc64.rpm</text:p>
              <text:p text:style-name="P55">libibumad1-32bit-*.ppc64.rpm</text:p>
              <text:p text:style-name="P55">libibverbs-*.ppc64.rpm</text:p>
              <text:p text:style-name="P55"><text:soft-page-break/>libibverbs-32bit-*.ppc64.rpm</text:p>
              <text:p text:style-name="P55">libibverbs-devel-*.ppc64.rpm</text:p>
              <text:p text:style-name="P55">libibverbs-devel-32bit-*.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libsdp-*.ppc64.rpm</text:p>
              <text:p text:style-name="P55">libsdp-32bit-*.ppc64.rpm</text:p>
              <text:p text:style-name="P55">mpi-selector-*.ppc64.rpm</text:p>
              <text:p text:style-name="P55">mstflint-*.ppc64.rpm</text:p>
              <text:p text:style-name="P55">glibc-devel-*.ppc64.rpm</text:p>
              <text:p text:style-name="P55">glibc-devel-32bit-*.ppc64.rpm</text:p>
              <text:p text:style-name="P55">linux-kernel-headers-*.noarch.rpm</text:p>
              <text:p text:style-name="P55">kernel-default-*.ppc64.rpm</text:p>
              <text:p text:style-name="P55">kernel-default-base-*.ppc64.rpm</text:p>
              <text:p text:style-name="P55">(Note: libibverbs-devel-*.ppc64.rpm and libibverbs-devel-32bit-*.ppc64.rpm are in SLES 11 SDK ISO)</text:p>
            </table:table-cell>
          </table:table-row>
          <table:table-row>
            <table:table-cell table:style-name="表格2.A2" office:value-type="string">
              <text:p text:style-name="P56">SLES10</text:p>
            </table:table-cell>
            <table:table-cell table:style-name="表格2.B2" office:value-type="string">
              <text:p text:style-name="P55">libcxgb3-64bit-*.ppc.rpm</text:p>
              <text:p text:style-name="P55">libcxgb3-devel-*.ppc.rpm</text:p>
              <text:p text:style-name="P55">libcxgb3-devel-64bit-*.ppc.rpm</text:p>
              <text:p text:style-name="P55">libehca-*.ppc.rpm</text:p>
              <text:p text:style-name="P55">libehca-64bit-*.ppc.rpm</text:p>
              <text:p text:style-name="P55">libehca-devel-*.ppc.rpm</text:p>
              <text:p text:style-name="P55">libehca-devel-64bit-*.ppc.rpm</text:p>
              <text:p text:style-name="P55">libibcm-*.ppc.rpm</text:p>
              <text:p text:style-name="P55">libibcm-64bit-*.ppc.rpm</text:p>
              <text:p text:style-name="P55">libibcm-devel-*.ppc.rpm</text:p>
              <text:p text:style-name="P55">libibcm-devel-64bit-*.ppc.rpm</text:p>
              <text:p text:style-name="P55">libibcommon-*.ppc.rpm</text:p>
              <text:p text:style-name="P55">libibcommon-64bit-*.ppc.rpm</text:p>
              <text:p text:style-name="P55"><text:soft-page-break/>libibcommon-devel-*.ppc.rpm</text:p>
              <text:p text:style-name="P55">libibcommon-devel-64bit-*.ppc.rpm</text:p>
              <text:p text:style-name="P55">libibmad-*.ppc.rpm</text:p>
              <text:p text:style-name="P55">libibmad-64bit-*.ppc.rpm</text:p>
              <text:p text:style-name="P55">libibmad-devel-*.ppc.rpm</text:p>
              <text:p text:style-name="P55">libibmad-devel-64bit-*.ppc.rpm</text:p>
              <text:p text:style-name="P55">libibumad-*.ppc.rpm</text:p>
              <text:p text:style-name="P55">libibumad-64bit-*.ppc.rpm</text:p>
              <text:p text:style-name="P55">libibumad-devel-*.ppc.rpm</text:p>
              <text:p text:style-name="P55">libibumad-devel-64bit-*.ppc.rpm</text:p>
              <text:p text:style-name="P55">libibverbs-*.ppc.rpm</text:p>
              <text:p text:style-name="P55">libibverbs-64bit-*.ppc.rpm</text:p>
              <text:p text:style-name="P55">libibverbs-devel-*.ppc.rpm</text:p>
              <text:p text:style-name="P55">libibverbs-devel-64bit-*.ppc.rpm</text:p>
              <text:p text:style-name="P55">libipathverbs-*.ppc.rpm</text:p>
              <text:p text:style-name="P55">libipathverbs-64bit-*.ppc.rpm</text:p>
              <text:p text:style-name="P55">libipathverbs-devel-*.ppc.rpm</text:p>
              <text:p text:style-name="P55">libipathverbs-devel-64bit-*.ppc.rpm</text:p>
              <text:p text:style-name="P55">libmlx4-*.ppc.rpm</text:p>
              <text:p text:style-name="P55">libmlx4-64bit-*.ppc.rpm</text:p>
              <text:p text:style-name="P55">libmlx4-devel-*.ppc.rpm</text:p>
              <text:p text:style-name="P55">libmlx4-devel-64bit-*.ppc.rpm</text:p>
              <text:p text:style-name="P55">libmthca-*.ppc.rpm</text:p>
              <text:p text:style-name="P55">libmthca-64bit-*.ppc.rpm</text:p>
              <text:p text:style-name="P55">libmthca-devel-*.ppc.rpm</text:p>
              <text:p text:style-name="P55">libmthca-devel-64bit-*.ppc.rpm</text:p>
              <text:p text:style-name="P55">librdmacm-1.0.6-*.ppc.rpm</text:p>
              <text:p text:style-name="P55">librdmacm-64bit-*.ppc.rpm</text:p>
              <text:p text:style-name="P55">librdmacm-devel-*.ppc.rpm</text:p>
              <text:p text:style-name="P55">librdmacm-devel-64bit-*.ppc.rpm</text:p>
              <text:p text:style-name="P55">libsdp-*.ppc.rpm</text:p>
              <text:p text:style-name="P55">libsdp-64bit-*.ppc.rpm</text:p>
              <text:p text:style-name="P55">libsdp-devel-*.ppc.rpm</text:p>
              <text:p text:style-name="P55">libsdp-devel-64bit-*.ppc.rpm</text:p>
              <text:p text:style-name="P55">mpi-selector-*.ppc.rpm</text:p>
              <text:p text:style-name="P55"><text:soft-page-break/>mstflint-*.ppc.rpm</text:p>
              <text:p text:style-name="P55">mvapich2-*.ppc.rpm</text:p>
              <text:p text:style-name="P55">mvapich2-64bit-*.ppc.rpm</text:p>
              <text:p text:style-name="P55">mvapich2-devel-*.ppc.rpm</text:p>
              <text:p text:style-name="P55">mvapich2-devel-64bit-*.ppc.rpm</text:p>
              <text:p text:style-name="P55">ofed-1.3-*.ppc.rpm</text:p>
              <text:p text:style-name="P55">ofed-cxgb3-NIC-kmp-ppc64-*.ppc.rpm</text:p>
              <text:p text:style-name="P55">ofed-doc-*.ppc.rpm</text:p>
              <text:p text:style-name="P55">ofed-kmp-ppc64-*.ppc.rpm</text:p>
              <text:p text:style-name="P55">open-iscsi-*.ppc.rpm</text:p>
              <text:p text:style-name="P55">opensm-*.ppc.rpm</text:p>
              <text:p text:style-name="P55">opensm-64bit-*.ppc.rpm</text:p>
              <text:p text:style-name="P55">opensm-devel-*.ppc.rpm</text:p>
              <text:p text:style-name="P55">opensm-devel-64bit-*.ppc.rpm</text:p>
              <text:p text:style-name="P55">perftest-*.ppc.rpm</text:p>
              <text:p text:style-name="P55">qlvnictools-*.ppc.rpm</text:p>
              <text:p text:style-name="P55">rds-tools-*.ppc.rpm</text:p>
              <text:p text:style-name="P55">release-notes-as-*.ppc.rpm</text:p>
              <text:p text:style-name="P55">ruby-*.ppc.rpm</text:p>
              <text:p text:style-name="P55">sdpnetstat-*.ppc.rpm</text:p>
              <text:p text:style-name="P55">srptools-*.ppc.rpm</text:p>
              <text:p text:style-name="P55">tvflash-*.ppc.rpm</text:p>
            </table:table-cell>
          </table:table-row>
        </table:table>
        <text:p text:style-name="P20"/>
        <text:list xml:id="list29259820" text:continue-numbering="true" text:style-name="L1">
          <text:list-header>
            <text:p text:style-name="P82"/>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11-09T09:16:38.87</dc:date>
    <meta:editing-cycles>254</meta:editing-cycles>
    <meta:editing-duration>PT39H09M47S</meta:editing-duration>
    <meta:document-statistic meta:table-count="2" meta:image-count="0" meta:object-count="0" meta:page-count="24" meta:paragraph-count="593" meta:word-count="4895" meta:character-count="35124"/>
    <meta:user-defined meta:name="Info 1"/>
    <meta:user-defined meta:name="Info 2"/>
    <meta:user-defined meta:name="Info 3"/>
    <meta:user-defined meta:name="Info 4"/>
  </office:meta>
</office:document-meta>
</file>